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pd1" office:value-type="string" calcext:value-type="string">
            <text:p>variation_name</text:p>
          </table:table-cell>
          <table:table-cell table:style-name="pd1" office:value-type="string" calcext:value-type="string">
            <text:p>position_offset_x</text:p>
          </table:table-cell>
          <table:table-cell table:style-name="pd1" office:value-type="string" calcext:value-type="string">
            <text:p>position_offset_y</text:p>
          </table:table-cell>
          <table:table-cell table:style-name="pd1" office:value-type="string" calcext:value-type="string">
            <text:p>position_offset_z</text:p>
          </table:table-cell>
          <table:table-cell table:style-name="pd1" office:value-type="string" calcext:value-type="string">
            <text:p>rotation_offset_deg_x</text:p>
          </table:table-cell>
          <table:table-cell table:style-name="pd1" office:value-type="string" calcext:value-type="string">
            <text:p>rotation_offset_deg_y</text:p>
          </table:table-cell>
          <table:table-cell table:style-name="pd1" office:value-type="string" calcext:value-type="string">
            <text:p>rotation_offset_deg_z</text:p>
          </table:table-cell>
          <table:table-cell table:style-name="pd1" office:value-type="string" calcext:value-type="string">
            <text:p>Dist_COP_x</text:p>
          </table:table-cell>
          <table:table-cell table:style-name="pd1" office:value-type="string" calcext:value-type="string">
            <text:p>Dist_COP_x_dircetion</text:p>
          </table:table-cell>
          <table:table-cell table:style-name="pd1" office:value-type="string" calcext:value-type="string">
            <text:p>opt_COPx</text:p>
          </table:table-cell>
          <table:table-cell table:style-name="pd1" office:value-type="string" calcext:value-type="string">
            <text:p>CoP+ X</text:p>
          </table:table-cell>
          <table:table-cell table:style-name="pd1" office:value-type="string" calcext:value-type="string">
            <text:p>CoP+ Y</text:p>
          </table:table-cell>
          <table:table-cell table:style-name="pd1" office:value-type="string" calcext:value-type="string">
            <text:p>CoP+ Z</text:p>
          </table:table-cell>
          <table:table-cell table:style-name="pd1" office:value-type="string" calcext:value-type="string">
            <text:p>Taxel+ active</text:p>
          </table:table-cell>
          <table:table-cell table:style-name="pd1" office:value-type="string" calcext:value-type="string">
            <text:p>F_max+</text:p>
          </table:table-cell>
          <table:table-cell table:style-name="pd1" office:value-type="string" calcext:value-type="string">
            <text:p>F_min+</text:p>
          </table:table-cell>
          <table:table-cell table:style-name="pd1" office:value-type="string" calcext:value-type="string">
            <text:p>Dist+</text:p>
          </table:table-cell>
          <table:table-cell table:style-name="pd1" office:value-type="string" calcext:value-type="string">
            <text:p>F_mean10</text:p>
          </table:table-cell>
          <table:table-cell table:style-name="pd1" office:value-type="string" calcext:value-type="string">
            <text:p>Std_10</text:p>
          </table:table-cell>
          <table:table-cell table:style-name="pd1" office:value-type="string" calcext:value-type="string">
            <text:p>Mean_1-5</text:p>
          </table:table-cell>
          <table:table-cell table:style-name="pd1" office:value-type="string" calcext:value-type="string">
            <text:p>Mean_7-11</text:p>
          </table:table-cell>
          <table:table-cell table:style-name="pd1"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BS([.I2])" office:value-type="float" office:value="0.00034394" calcext:value-type="float">
            <text:p>0.00034394</text:p>
          </table:table-cell>
          <table:table-cell office:value-type="float" office:value="-0.00034394" calcext:value-type="float">
            <text:p>-0.00034394</text:p>
          </table:table-cell>
          <table:table-cell office:value-type="float" office:value="0.4050966" calcext:value-type="float">
            <text:p>0.4050966</text:p>
          </table:table-cell>
          <table:table-cell office:value-type="float" office:value="0.4047527" calcext:value-type="float">
            <text:p>0.4047527</text:p>
          </table:table-cell>
          <table:table-cell office:value-type="float" office:value="0.482507" calcext:value-type="float">
            <text:p>0.482507</text:p>
          </table:table-cell>
          <table:table-cell office:value-type="float" office:value="0.13670542" calcext:value-type="float">
            <text:p>0.13670542</text:p>
          </table:table-cell>
          <table:table-cell office:value-type="float" office:value="10.5" calcext:value-type="float">
            <text:p>10.5</text:p>
          </table:table-cell>
          <table:table-cell office:value-type="float" office:value="0.853111612796784" calcext:value-type="float">
            <text:p>0.853111612796784</text:p>
          </table:table-cell>
          <table:table-cell office:value-type="float" office:value="0.226434801518917" calcext:value-type="float">
            <text:p>0.226434801518917</text:p>
          </table:table-cell>
          <table:table-cell office:value-type="float" office:value="0.626676811277867" calcext:value-type="float">
            <text:p>0.626676811277867</text:p>
          </table:table-cell>
          <table:table-cell office:value-type="float" office:value="0.517999742180109" calcext:value-type="float">
            <text:p>0.517999742180109</text:p>
          </table:table-cell>
          <table:table-cell office:value-type="float" office:value="0.199686998935331" calcext:value-type="float">
            <text:p>0.199686998935331</text:p>
          </table:table-cell>
          <table:table-cell office:value-type="float" office:value="0.467157281935215" calcext:value-type="float">
            <text:p>0.467157281935215</text:p>
          </table:table-cell>
          <table:table-cell office:value-type="float" office:value="0.568842202425003" calcext:value-type="float">
            <text:p>0.568842202425003</text:p>
          </table:table-cell>
          <table:table-cell office:value-type="float" office:value="0.101956178247929" calcext:value-type="float">
            <text:p>0.101956178247929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3])" office:value-type="float" office:value="0.00122577" calcext:value-type="float">
            <text:p>0.00122577</text:p>
          </table:table-cell>
          <table:table-cell office:value-type="float" office:value="-0.00122577" calcext:value-type="float">
            <text:p>-0.00122577</text:p>
          </table:table-cell>
          <table:table-cell office:value-type="float" office:value="0.4060957" calcext:value-type="float">
            <text:p>0.4060957</text:p>
          </table:table-cell>
          <table:table-cell office:value-type="float" office:value="0.40486991" calcext:value-type="float">
            <text:p>0.40486991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876173" calcext:value-type="float">
            <text:p>0.13876173</text:p>
          </table:table-cell>
          <table:table-cell office:value-type="float" office:value="11" calcext:value-type="float">
            <text:p>11</text:p>
          </table:table-cell>
          <table:table-cell office:value-type="float" office:value="1.46864459514618" calcext:value-type="float">
            <text:p>1.46864459514618</text:p>
          </table:table-cell>
          <table:table-cell office:value-type="float" office:value="0.181580801308155" calcext:value-type="float">
            <text:p>0.181580801308155</text:p>
          </table:table-cell>
          <table:table-cell office:value-type="float" office:value="1.28706379383803" calcext:value-type="float">
            <text:p>1.28706379383803</text:p>
          </table:table-cell>
          <table:table-cell office:value-type="float" office:value="0.558319141119718" calcext:value-type="float">
            <text:p>0.558319141119718</text:p>
          </table:table-cell>
          <table:table-cell office:value-type="float" office:value="0.372150192920683" calcext:value-type="float">
            <text:p>0.372150192920683</text:p>
          </table:table-cell>
          <table:table-cell office:value-type="float" office:value="0.365214881002903" calcext:value-type="float">
            <text:p>0.365214881002903</text:p>
          </table:table-cell>
          <table:table-cell office:value-type="float" office:value="0.751423401236534" calcext:value-type="float">
            <text:p>0.751423401236534</text:p>
          </table:table-cell>
          <table:table-cell office:value-type="float" office:value="0.386208520233631" calcext:value-type="float">
            <text:p>0.386208520233631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4])" office:value-type="float" office:value="0.00181465" calcext:value-type="float">
            <text:p>0.00181465</text:p>
          </table:table-cell>
          <table:table-cell office:value-type="float" office:value="-0.00181465" calcext:value-type="float">
            <text:p>-0.00181465</text:p>
          </table:table-cell>
          <table:table-cell office:value-type="float" office:value="0.4071029" calcext:value-type="float">
            <text:p>0.4071029</text:p>
          </table:table-cell>
          <table:table-cell office:value-type="float" office:value="0.40528822" calcext:value-type="float">
            <text:p>0.40528822</text:p>
          </table:table-cell>
          <table:table-cell office:value-type="float" office:value="0.4825082" calcext:value-type="float">
            <text:p>0.4825082</text:p>
          </table:table-cell>
          <table:table-cell office:value-type="float" office:value="0.14041062" calcext:value-type="float">
            <text:p>0.14041062</text:p>
          </table:table-cell>
          <table:table-cell office:value-type="float" office:value="11" calcext:value-type="float">
            <text:p>11</text:p>
          </table:table-cell>
          <table:table-cell office:value-type="float" office:value="2.39975464344025" calcext:value-type="float">
            <text:p>2.39975464344025</text:p>
          </table:table-cell>
          <table:table-cell office:value-type="float" office:value="0.136633318662644" calcext:value-type="float">
            <text:p>0.136633318662644</text:p>
          </table:table-cell>
          <table:table-cell office:value-type="float" office:value="2.2631213247776" calcext:value-type="float">
            <text:p>2.2631213247776</text:p>
          </table:table-cell>
          <table:table-cell office:value-type="float" office:value="0.632131443545222" calcext:value-type="float">
            <text:p>0.632131443545222</text:p>
          </table:table-cell>
          <table:table-cell office:value-type="float" office:value="0.66725166450212" calcext:value-type="float">
            <text:p>0.66725166450212</text:p>
          </table:table-cell>
          <table:table-cell office:value-type="float" office:value="0.290012678951025" calcext:value-type="float">
            <text:p>0.290012678951025</text:p>
          </table:table-cell>
          <table:table-cell office:value-type="float" office:value="0.97425020813942" calcext:value-type="float">
            <text:p>0.97425020813942</text:p>
          </table:table-cell>
          <table:table-cell office:value-type="float" office:value="0.684237529188395" calcext:value-type="float">
            <text:p>0.6842375291883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5])" office:value-type="float" office:value="0.00207932" calcext:value-type="float">
            <text:p>0.00207932</text:p>
          </table:table-cell>
          <table:table-cell office:value-type="float" office:value="-0.00207932" calcext:value-type="float">
            <text:p>-0.00207932</text:p>
          </table:table-cell>
          <table:table-cell office:value-type="float" office:value="0.4081306" calcext:value-type="float">
            <text:p>0.4081306</text:p>
          </table:table-cell>
          <table:table-cell office:value-type="float" office:value="0.40605131" calcext:value-type="float">
            <text:p>0.40605131</text:p>
          </table:table-cell>
          <table:table-cell office:value-type="float" office:value="0.4825369" calcext:value-type="float">
            <text:p>0.4825369</text:p>
          </table:table-cell>
          <table:table-cell office:value-type="float" office:value="0.13838886" calcext:value-type="float">
            <text:p>0.13838886</text:p>
          </table:table-cell>
          <table:table-cell office:value-type="float" office:value="8.5" calcext:value-type="float">
            <text:p>8.5</text:p>
          </table:table-cell>
          <table:table-cell office:value-type="float" office:value="2.30918556451797" calcext:value-type="float">
            <text:p>2.30918556451797</text:p>
          </table:table-cell>
          <table:table-cell office:value-type="float" office:value="0.0483914804644883" calcext:value-type="float">
            <text:p>0.0483914804644883</text:p>
          </table:table-cell>
          <table:table-cell office:value-type="float" office:value="2.26079408405349" calcext:value-type="float">
            <text:p>2.26079408405349</text:p>
          </table:table-cell>
          <table:table-cell office:value-type="float" office:value="0.601492137135938" calcext:value-type="float">
            <text:p>0.601492137135938</text:p>
          </table:table-cell>
          <table:table-cell office:value-type="float" office:value="0.677763398396969" calcext:value-type="float">
            <text:p>0.677763398396969</text:p>
          </table:table-cell>
          <table:table-cell office:value-type="float" office:value="0.220230679754168" calcext:value-type="float">
            <text:p>0.220230679754168</text:p>
          </table:table-cell>
          <table:table-cell office:value-type="float" office:value="0.982753594517707" calcext:value-type="float">
            <text:p>0.982753594517707</text:p>
          </table:table-cell>
          <table:table-cell office:value-type="float" office:value="0.76252291476354" calcext:value-type="float">
            <text:p>0.7625229147635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6])" office:value-type="float" office:value="0.00212546" calcext:value-type="float">
            <text:p>0.00212546</text:p>
          </table:table-cell>
          <table:table-cell office:value-type="float" office:value="-0.00212546" calcext:value-type="float">
            <text:p>-0.00212546</text:p>
          </table:table-cell>
          <table:table-cell office:value-type="float" office:value="0.4090883" calcext:value-type="float">
            <text:p>0.4090883</text:p>
          </table:table-cell>
          <table:table-cell office:value-type="float" office:value="0.40706877" calcext:value-type="float">
            <text:p>0.40706877</text:p>
          </table:table-cell>
          <table:table-cell office:value-type="float" office:value="0.4825068" calcext:value-type="float">
            <text:p>0.4825068</text:p>
          </table:table-cell>
          <table:table-cell office:value-type="float" office:value="0.13495265" calcext:value-type="float">
            <text:p>0.13495265</text:p>
          </table:table-cell>
          <table:table-cell office:value-type="float" office:value="8" calcext:value-type="float">
            <text:p>8</text:p>
          </table:table-cell>
          <table:table-cell office:value-type="float" office:value="1.19304260015488" calcext:value-type="float">
            <text:p>1.19304260015488</text:p>
          </table:table-cell>
          <table:table-cell office:value-type="float" office:value="-0.0201720001641661" calcext:value-type="float">
            <text:p>-0.0201720001641661</text:p>
          </table:table-cell>
          <table:table-cell office:value-type="float" office:value="1.21321460031904" calcext:value-type="float">
            <text:p>1.21321460031904</text:p>
          </table:table-cell>
          <table:table-cell office:value-type="float" office:value="0.459037640965544" calcext:value-type="float">
            <text:p>0.459037640965544</text:p>
          </table:table-cell>
          <table:table-cell office:value-type="float" office:value="0.412391237657601" calcext:value-type="float">
            <text:p>0.412391237657601</text:p>
          </table:table-cell>
          <table:table-cell office:value-type="float" office:value="0.167767080022022" calcext:value-type="float">
            <text:p>0.167767080022022</text:p>
          </table:table-cell>
          <table:table-cell office:value-type="float" office:value="0.750308201909065" calcext:value-type="float">
            <text:p>0.750308201909065</text:p>
          </table:table-cell>
          <table:table-cell office:value-type="float" office:value="0.582541121887043" calcext:value-type="float">
            <text:p>0.582541121887043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7])" office:value-type="float" office:value="0.00218583" calcext:value-type="float">
            <text:p>0.00218583</text:p>
          </table:table-cell>
          <table:table-cell office:value-type="float" office:value="-0.00218583" calcext:value-type="float">
            <text:p>-0.00218583</text:p>
          </table:table-cell>
          <table:table-cell office:value-type="float" office:value="0.4101031" calcext:value-type="float">
            <text:p>0.4101031</text:p>
          </table:table-cell>
          <table:table-cell office:value-type="float" office:value="0.40807632" calcext:value-type="float">
            <text:p>0.40807632</text:p>
          </table:table-cell>
          <table:table-cell office:value-type="float" office:value="0.4825076" calcext:value-type="float">
            <text:p>0.4825076</text:p>
          </table:table-cell>
          <table:table-cell office:value-type="float" office:value="0.13167259" calcext:value-type="float">
            <text:p>0.13167259</text:p>
          </table:table-cell>
          <table:table-cell office:value-type="float" office:value="7.5" calcext:value-type="float">
            <text:p>7.5</text:p>
          </table:table-cell>
          <table:table-cell office:value-type="float" office:value="1.09189559221268" calcext:value-type="float">
            <text:p>1.09189559221268</text:p>
          </table:table-cell>
          <table:table-cell office:value-type="float" office:value="-0.0478470001369715" calcext:value-type="float">
            <text:p>-0.0478470001369715</text:p>
          </table:table-cell>
          <table:table-cell office:value-type="float" office:value="1.13974259234965" calcext:value-type="float">
            <text:p>1.13974259234965</text:p>
          </table:table-cell>
          <table:table-cell office:value-type="float" office:value="0.370801539160311" calcext:value-type="float">
            <text:p>0.370801539160311</text:p>
          </table:table-cell>
          <table:table-cell office:value-type="float" office:value="0.391961896767714" calcext:value-type="float">
            <text:p>0.391961896767714</text:p>
          </table:table-cell>
          <table:table-cell office:value-type="float" office:value="0.129013879448175" calcext:value-type="float">
            <text:p>0.129013879448175</text:p>
          </table:table-cell>
          <table:table-cell office:value-type="float" office:value="0.612589198872447" calcext:value-type="float">
            <text:p>0.612589198872447</text:p>
          </table:table-cell>
          <table:table-cell office:value-type="float" office:value="0.483575319424272" calcext:value-type="float">
            <text:p>0.483575319424272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8])" office:value-type="float" office:value="0.00204475" calcext:value-type="float">
            <text:p>0.00204475</text:p>
          </table:table-cell>
          <table:table-cell office:value-type="float" office:value="-0.00204475" calcext:value-type="float">
            <text:p>-0.00204475</text:p>
          </table:table-cell>
          <table:table-cell office:value-type="float" office:value="0.411137" calcext:value-type="float">
            <text:p>0.411137</text:p>
          </table:table-cell>
          <table:table-cell office:value-type="float" office:value="0.40909221" calcext:value-type="float">
            <text:p>0.40909221</text:p>
          </table:table-cell>
          <table:table-cell office:value-type="float" office:value="0.4825911" calcext:value-type="float">
            <text:p>0.4825911</text:p>
          </table:table-cell>
          <table:table-cell office:value-type="float" office:value="0.12961127" calcext:value-type="float">
            <text:p>0.12961127</text:p>
          </table:table-cell>
          <table:table-cell office:value-type="float" office:value="5.9" calcext:value-type="float">
            <text:p>5.9</text:p>
          </table:table-cell>
          <table:table-cell office:value-type="float" office:value="0.983122605085373" calcext:value-type="float">
            <text:p>0.983122605085373</text:p>
          </table:table-cell>
          <table:table-cell office:value-type="float" office:value="-0.0532376803457737" calcext:value-type="float">
            <text:p>-0.0532376803457737</text:p>
          </table:table-cell>
          <table:table-cell office:value-type="float" office:value="1.03636028543115" calcext:value-type="float">
            <text:p>1.03636028543115</text:p>
          </table:table-cell>
          <table:table-cell office:value-type="float" office:value="0.319781141877175" calcext:value-type="float">
            <text:p>0.319781141877175</text:p>
          </table:table-cell>
          <table:table-cell office:value-type="float" office:value="0.397692304706133" calcext:value-type="float">
            <text:p>0.397692304706133</text:p>
          </table:table-cell>
          <table:table-cell office:value-type="float" office:value="0.110358879566193" calcext:value-type="float">
            <text:p>0.110358879566193</text:p>
          </table:table-cell>
          <table:table-cell office:value-type="float" office:value="0.529203404188156" calcext:value-type="float">
            <text:p>0.529203404188156</text:p>
          </table:table-cell>
          <table:table-cell office:value-type="float" office:value="0.418844524621963" calcext:value-type="float">
            <text:p>0.418844524621963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9])" office:value-type="float" office:value="0.00220981" calcext:value-type="float">
            <text:p>0.00220981</text:p>
          </table:table-cell>
          <table:table-cell office:value-type="float" office:value="-0.00220981" calcext:value-type="float">
            <text:p>-0.00220981</text:p>
          </table:table-cell>
          <table:table-cell office:value-type="float" office:value="0.4120881" calcext:value-type="float">
            <text:p>0.4120881</text:p>
          </table:table-cell>
          <table:table-cell office:value-type="float" office:value="0.40987829" calcext:value-type="float">
            <text:p>0.40987829</text:p>
          </table:table-cell>
          <table:table-cell office:value-type="float" office:value="0.4825261" calcext:value-type="float">
            <text:p>0.4825261</text:p>
          </table:table-cell>
          <table:table-cell office:value-type="float" office:value="0.12866936" calcext:value-type="float">
            <text:p>0.12866936</text:p>
          </table:table-cell>
          <table:table-cell office:value-type="float" office:value="5" calcext:value-type="float">
            <text:p>5</text:p>
          </table:table-cell>
          <table:table-cell office:value-type="float" office:value="1.05921858549118" calcext:value-type="float">
            <text:p>1.05921858549118</text:p>
          </table:table-cell>
          <table:table-cell office:value-type="float" office:value="-0.0778343997895718" calcext:value-type="float">
            <text:p>-0.0778343997895718</text:p>
          </table:table-cell>
          <table:table-cell office:value-type="float" office:value="1.13705298528075" calcext:value-type="float">
            <text:p>1.13705298528075</text:p>
          </table:table-cell>
          <table:table-cell office:value-type="float" office:value="0.277829938177019" calcext:value-type="float">
            <text:p>0.277829938177019</text:p>
          </table:table-cell>
          <table:table-cell office:value-type="float" office:value="0.381342896225807" calcext:value-type="float">
            <text:p>0.381342896225807</text:p>
          </table:table-cell>
          <table:table-cell office:value-type="float" office:value="0.0950576797127724" calcext:value-type="float">
            <text:p>0.0950576797127724</text:p>
          </table:table-cell>
          <table:table-cell office:value-type="float" office:value="0.460602196641266" calcext:value-type="float">
            <text:p>0.460602196641266</text:p>
          </table:table-cell>
          <table:table-cell office:value-type="float" office:value="0.365544516928494" calcext:value-type="float">
            <text:p>0.365544516928494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0])" office:value-type="float" office:value="0.00219335" calcext:value-type="float">
            <text:p>0.00219335</text:p>
          </table:table-cell>
          <table:table-cell office:value-type="float" office:value="-0.00219335" calcext:value-type="float">
            <text:p>-0.00219335</text:p>
          </table:table-cell>
          <table:table-cell office:value-type="float" office:value="0.4130971" calcext:value-type="float">
            <text:p>0.4130971</text:p>
          </table:table-cell>
          <table:table-cell office:value-type="float" office:value="0.41090379" calcext:value-type="float">
            <text:p>0.41090379</text:p>
          </table:table-cell>
          <table:table-cell office:value-type="float" office:value="0.4825055" calcext:value-type="float">
            <text:p>0.4825055</text:p>
          </table:table-cell>
          <table:table-cell office:value-type="float" office:value="0.12749022" calcext:value-type="float">
            <text:p>0.12749022</text:p>
          </table:table-cell>
          <table:table-cell office:value-type="float" office:value="4.9" calcext:value-type="float">
            <text:p>4.9</text:p>
          </table:table-cell>
          <table:table-cell office:value-type="float" office:value="1.06409759521484" calcext:value-type="float">
            <text:p>1.06409759521484</text:p>
          </table:table-cell>
          <table:table-cell office:value-type="float" office:value="-0.0886583998799324" calcext:value-type="float">
            <text:p>-0.0886583998799324</text:p>
          </table:table-cell>
          <table:table-cell office:value-type="float" office:value="1.15275599509478" calcext:value-type="float">
            <text:p>1.15275599509478</text:p>
          </table:table-cell>
          <table:table-cell office:value-type="float" office:value="0.22063084005611" calcext:value-type="float">
            <text:p>0.22063084005611</text:p>
          </table:table-cell>
          <table:table-cell office:value-type="float" office:value="0.356140373202521" calcext:value-type="float">
            <text:p>0.356140373202521</text:p>
          </table:table-cell>
          <table:table-cell office:value-type="float" office:value="0.0759188798069954" calcext:value-type="float">
            <text:p>0.0759188798069954</text:p>
          </table:table-cell>
          <table:table-cell office:value-type="float" office:value="0.365342800305225" calcext:value-type="float">
            <text:p>0.365342800305225</text:p>
          </table:table-cell>
          <table:table-cell office:value-type="float" office:value="0.289423920498229" calcext:value-type="float">
            <text:p>0.289423920498229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1])" office:value-type="float" office:value="0.00055301" calcext:value-type="float">
            <text:p>0.00055301</text:p>
          </table:table-cell>
          <table:table-cell office:value-type="float" office:value="0.00055301" calcext:value-type="float">
            <text:p>0.00055301</text:p>
          </table:table-cell>
          <table:table-cell office:value-type="float" office:value="0.4040936" calcext:value-type="float">
            <text:p>0.4040936</text:p>
          </table:table-cell>
          <table:table-cell office:value-type="float" office:value="0.40444664" calcext:value-type="float">
            <text:p>0.40444664</text:p>
          </table:table-cell>
          <table:table-cell office:value-type="float" office:value="0.4825087" calcext:value-type="float">
            <text:p>0.4825087</text:p>
          </table:table-cell>
          <table:table-cell office:value-type="float" office:value="0.13617403" calcext:value-type="float">
            <text:p>0.13617403</text:p>
          </table:table-cell>
          <table:table-cell office:value-type="float" office:value="10" calcext:value-type="float">
            <text:p>10</text:p>
          </table:table-cell>
          <table:table-cell office:value-type="float" office:value="0.867838793992996" calcext:value-type="float">
            <text:p>0.867838793992996</text:p>
          </table:table-cell>
          <table:table-cell office:value-type="float" office:value="0.20286799967289" calcext:value-type="float">
            <text:p>0.20286799967289</text:p>
          </table:table-cell>
          <table:table-cell office:value-type="float" office:value="0.664970794320106" calcext:value-type="float">
            <text:p>0.664970794320106</text:p>
          </table:table-cell>
          <table:table-cell office:value-type="float" office:value="0.506585337519646" calcext:value-type="float">
            <text:p>0.506585337519646</text:p>
          </table:table-cell>
          <table:table-cell office:value-type="float" office:value="0.198747358386829" calcext:value-type="float">
            <text:p>0.198747358386829</text:p>
          </table:table-cell>
          <table:table-cell office:value-type="float" office:value="0.564228880405426" calcext:value-type="float">
            <text:p>0.564228880405426</text:p>
          </table:table-cell>
          <table:table-cell office:value-type="float" office:value="0.448941794633865" calcext:value-type="float">
            <text:p>0.448941794633865</text:p>
          </table:table-cell>
          <table:table-cell office:value-type="float" office:value="0.115287085771561" calcext:value-type="float">
            <text:p>0.11528708577156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2])" office:value-type="float" office:value="0.00109145" calcext:value-type="float">
            <text:p>0.00109145</text:p>
          </table:table-cell>
          <table:table-cell office:value-type="float" office:value="0.00109145" calcext:value-type="float">
            <text:p>0.00109145</text:p>
          </table:table-cell>
          <table:table-cell office:value-type="float" office:value="0.4030996" calcext:value-type="float">
            <text:p>0.4030996</text:p>
          </table:table-cell>
          <table:table-cell office:value-type="float" office:value="0.40419103" calcext:value-type="float">
            <text:p>0.40419103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3634636" calcext:value-type="float">
            <text:p>0.13634636</text:p>
          </table:table-cell>
          <table:table-cell office:value-type="float" office:value="10" calcext:value-type="float">
            <text:p>10</text:p>
          </table:table-cell>
          <table:table-cell office:value-type="float" office:value="1.0385103225708" calcext:value-type="float">
            <text:p>1.0385103225708</text:p>
          </table:table-cell>
          <table:table-cell office:value-type="float" office:value="0.154324001073837" calcext:value-type="float">
            <text:p>0.154324001073837</text:p>
          </table:table-cell>
          <table:table-cell office:value-type="float" office:value="0.884186321496964" calcext:value-type="float">
            <text:p>0.884186321496964</text:p>
          </table:table-cell>
          <table:table-cell office:value-type="float" office:value="0.504477943480015" calcext:value-type="float">
            <text:p>0.504477943480015</text:p>
          </table:table-cell>
          <table:table-cell office:value-type="float" office:value="0.294930317868968" calcext:value-type="float">
            <text:p>0.294930317868968</text:p>
          </table:table-cell>
          <table:table-cell office:value-type="float" office:value="0.682144883871078" calcext:value-type="float">
            <text:p>0.682144883871078</text:p>
          </table:table-cell>
          <table:table-cell office:value-type="float" office:value="0.326811003088951" calcext:value-type="float">
            <text:p>0.326811003088951</text:p>
          </table:table-cell>
          <table:table-cell office:value-type="float" office:value="0.355333880782128" calcext:value-type="float">
            <text:p>0.355333880782128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3])" office:value-type="float" office:value="0.00162185" calcext:value-type="float">
            <text:p>0.00162185</text:p>
          </table:table-cell>
          <table:table-cell office:value-type="float" office:value="0.00162185" calcext:value-type="float">
            <text:p>0.00162185</text:p>
          </table:table-cell>
          <table:table-cell office:value-type="float" office:value="0.402108" calcext:value-type="float">
            <text:p>0.402108</text:p>
          </table:table-cell>
          <table:table-cell office:value-type="float" office:value="0.40372982" calcext:value-type="float">
            <text:p>0.40372982</text:p>
          </table:table-cell>
          <table:table-cell office:value-type="float" office:value="0.4825192" calcext:value-type="float">
            <text:p>0.4825192</text:p>
          </table:table-cell>
          <table:table-cell office:value-type="float" office:value="0.13719539" calcext:value-type="float">
            <text:p>0.13719539</text:p>
          </table:table-cell>
          <table:table-cell office:value-type="float" office:value="10" calcext:value-type="float">
            <text:p>10</text:p>
          </table:table-cell>
          <table:table-cell office:value-type="float" office:value="1.38383201360703" calcext:value-type="float">
            <text:p>1.38383201360703</text:p>
          </table:table-cell>
          <table:table-cell office:value-type="float" office:value="0.11693200096488" calcext:value-type="float">
            <text:p>0.11693200096488</text:p>
          </table:table-cell>
          <table:table-cell office:value-type="float" office:value="1.26690001264215" calcext:value-type="float">
            <text:p>1.26690001264215</text:p>
          </table:table-cell>
          <table:table-cell office:value-type="float" office:value="0.52412924028933" calcext:value-type="float">
            <text:p>0.52412924028933</text:p>
          </table:table-cell>
          <table:table-cell office:value-type="float" office:value="0.420485592864677" calcext:value-type="float">
            <text:p>0.420485592864677</text:p>
          </table:table-cell>
          <table:table-cell office:value-type="float" office:value="0.798601280450821" calcext:value-type="float">
            <text:p>0.798601280450821</text:p>
          </table:table-cell>
          <table:table-cell office:value-type="float" office:value="0.24965720012784" calcext:value-type="float">
            <text:p>0.24965720012784</text:p>
          </table:table-cell>
          <table:table-cell office:value-type="float" office:value="0.548944080322981" calcext:value-type="float">
            <text:p>0.548944080322981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4])" office:value-type="float" office:value="0.00217693" calcext:value-type="float">
            <text:p>0.00217693</text:p>
          </table:table-cell>
          <table:table-cell office:value-type="float" office:value="0.00217693" calcext:value-type="float">
            <text:p>0.00217693</text:p>
          </table:table-cell>
          <table:table-cell office:value-type="float" office:value="0.4011021" calcext:value-type="float">
            <text:p>0.4011021</text:p>
          </table:table-cell>
          <table:table-cell office:value-type="float" office:value="0.40327898" calcext:value-type="float">
            <text:p>0.40327898</text:p>
          </table:table-cell>
          <table:table-cell office:value-type="float" office:value="0.4825136" calcext:value-type="float">
            <text:p>0.4825136</text:p>
          </table:table-cell>
          <table:table-cell office:value-type="float" office:value="0.13852569" calcext:value-type="float">
            <text:p>0.13852569</text:p>
          </table:table-cell>
          <table:table-cell office:value-type="float" office:value="9" calcext:value-type="float">
            <text:p>9</text:p>
          </table:table-cell>
          <table:table-cell office:value-type="float" office:value="1.9702140212059" calcext:value-type="float">
            <text:p>1.9702140212059</text:p>
          </table:table-cell>
          <table:table-cell office:value-type="float" office:value="0.0571540001779795" calcext:value-type="float">
            <text:p>0.0571540001779795</text:p>
          </table:table-cell>
          <table:table-cell office:value-type="float" office:value="1.91306002102792" calcext:value-type="float">
            <text:p>1.91306002102792</text:p>
          </table:table-cell>
          <table:table-cell office:value-type="float" office:value="0.544444741643965" calcext:value-type="float">
            <text:p>0.544444741643965</text:p>
          </table:table-cell>
          <table:table-cell office:value-type="float" office:value="0.591436850383871" calcext:value-type="float">
            <text:p>0.591436850383871</text:p>
          </table:table-cell>
          <table:table-cell office:value-type="float" office:value="0.907218483388424" calcext:value-type="float">
            <text:p>0.907218483388424</text:p>
          </table:table-cell>
          <table:table-cell office:value-type="float" office:value="0.181670999899506" calcext:value-type="float">
            <text:p>0.181670999899506</text:p>
          </table:table-cell>
          <table:table-cell office:value-type="float" office:value="0.725547483488917" calcext:value-type="float">
            <text:p>0.725547483488917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5])" office:value-type="float" office:value="0.00229701" calcext:value-type="float">
            <text:p>0.00229701</text:p>
          </table:table-cell>
          <table:table-cell office:value-type="float" office:value="0.00229701" calcext:value-type="float">
            <text:p>0.00229701</text:p>
          </table:table-cell>
          <table:table-cell office:value-type="float" office:value="0.4000987" calcext:value-type="float">
            <text:p>0.4000987</text:p>
          </table:table-cell>
          <table:table-cell office:value-type="float" office:value="0.40234273" calcext:value-type="float">
            <text:p>0.40234273</text:p>
          </table:table-cell>
          <table:table-cell office:value-type="float" office:value="0.4825073" calcext:value-type="float">
            <text:p>0.4825073</text:p>
          </table:table-cell>
          <table:table-cell office:value-type="float" office:value="0.13788875" calcext:value-type="float">
            <text:p>0.13788875</text:p>
          </table:table-cell>
          <table:table-cell office:value-type="float" office:value="9" calcext:value-type="float">
            <text:p>9</text:p>
          </table:table-cell>
          <table:table-cell office:value-type="float" office:value="1.1078019618988" calcext:value-type="float">
            <text:p>1.1078019618988</text:p>
          </table:table-cell>
          <table:table-cell office:value-type="float" office:value="-0.0456083999946714" calcext:value-type="float">
            <text:p>-0.0456083999946714</text:p>
          </table:table-cell>
          <table:table-cell office:value-type="float" office:value="1.15341036189347" calcext:value-type="float">
            <text:p>1.15341036189347</text:p>
          </table:table-cell>
          <table:table-cell office:value-type="float" office:value="0.40454044055572" calcext:value-type="float">
            <text:p>0.40454044055572</text:p>
          </table:table-cell>
          <table:table-cell office:value-type="float" office:value="0.400693159776844" calcext:value-type="float">
            <text:p>0.400693159776844</text:p>
          </table:table-cell>
          <table:table-cell office:value-type="float" office:value="0.689877481758595" calcext:value-type="float">
            <text:p>0.689877481758595</text:p>
          </table:table-cell>
          <table:table-cell office:value-type="float" office:value="0.119203399352846" calcext:value-type="float">
            <text:p>0.119203399352846</text:p>
          </table:table-cell>
          <table:table-cell office:value-type="float" office:value="0.570674082405749" calcext:value-type="float">
            <text:p>0.570674082405749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6])" office:value-type="float" office:value="0.00212889" calcext:value-type="float">
            <text:p>0.00212889</text:p>
          </table:table-cell>
          <table:table-cell office:value-type="float" office:value="0.00212889" calcext:value-type="float">
            <text:p>0.00212889</text:p>
          </table:table-cell>
          <table:table-cell office:value-type="float" office:value="0.3990989" calcext:value-type="float">
            <text:p>0.3990989</text:p>
          </table:table-cell>
          <table:table-cell office:value-type="float" office:value="0.40122778" calcext:value-type="float">
            <text:p>0.40122778</text:p>
          </table:table-cell>
          <table:table-cell office:value-type="float" office:value="0.4825085" calcext:value-type="float">
            <text:p>0.4825085</text:p>
          </table:table-cell>
          <table:table-cell office:value-type="float" office:value="0.13243058" calcext:value-type="float">
            <text:p>0.13243058</text:p>
          </table:table-cell>
          <table:table-cell office:value-type="float" office:value="7.2" calcext:value-type="float">
            <text:p>7.2</text:p>
          </table:table-cell>
          <table:table-cell office:value-type="float" office:value="0.830865001678467" calcext:value-type="float">
            <text:p>0.830865001678467</text:p>
          </table:table-cell>
          <table:table-cell office:value-type="float" office:value="-0.0999334007501602" calcext:value-type="float">
            <text:p>-0.0999334007501602</text:p>
          </table:table-cell>
          <table:table-cell office:value-type="float" office:value="0.930798402428627" calcext:value-type="float">
            <text:p>0.930798402428627</text:p>
          </table:table-cell>
          <table:table-cell office:value-type="float" office:value="0.257420140448958" calcext:value-type="float">
            <text:p>0.257420140448958</text:p>
          </table:table-cell>
          <table:table-cell office:value-type="float" office:value="0.296174546954984" calcext:value-type="float">
            <text:p>0.296174546954984</text:p>
          </table:table-cell>
          <table:table-cell office:value-type="float" office:value="0.44208168014884" calcext:value-type="float">
            <text:p>0.44208168014884</text:p>
          </table:table-cell>
          <table:table-cell office:value-type="float" office:value="0.0727586007490754" calcext:value-type="float">
            <text:p>0.0727586007490754</text:p>
          </table:table-cell>
          <table:table-cell office:value-type="float" office:value="0.369323079399765" calcext:value-type="float">
            <text:p>0.369323079399765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7])" office:value-type="float" office:value="0.00208142" calcext:value-type="float">
            <text:p>0.00208142</text:p>
          </table:table-cell>
          <table:table-cell office:value-type="float" office:value="0.00208142" calcext:value-type="float">
            <text:p>0.00208142</text:p>
          </table:table-cell>
          <table:table-cell office:value-type="float" office:value="0.3980955" calcext:value-type="float">
            <text:p>0.3980955</text:p>
          </table:table-cell>
          <table:table-cell office:value-type="float" office:value="0.40017694" calcext:value-type="float">
            <text:p>0.40017694</text:p>
          </table:table-cell>
          <table:table-cell office:value-type="float" office:value="0.4825066" calcext:value-type="float">
            <text:p>0.4825066</text:p>
          </table:table-cell>
          <table:table-cell office:value-type="float" office:value="0.12739143" calcext:value-type="float">
            <text:p>0.12739143</text:p>
          </table:table-cell>
          <table:table-cell office:value-type="float" office:value="4.3" calcext:value-type="float">
            <text:p>4.3</text:p>
          </table:table-cell>
          <table:table-cell office:value-type="float" office:value="0.822377997636795" calcext:value-type="float">
            <text:p>0.822377997636795</text:p>
          </table:table-cell>
          <table:table-cell office:value-type="float" office:value="-0.112889398634434" calcext:value-type="float">
            <text:p>-0.112889398634434</text:p>
          </table:table-cell>
          <table:table-cell office:value-type="float" office:value="0.935267396271229" calcext:value-type="float">
            <text:p>0.935267396271229</text:p>
          </table:table-cell>
          <table:table-cell office:value-type="float" office:value="0.176412339982344" calcext:value-type="float">
            <text:p>0.176412339982344</text:p>
          </table:table-cell>
          <table:table-cell office:value-type="float" office:value="0.271017598032307" calcext:value-type="float">
            <text:p>0.271017598032307</text:p>
          </table:table-cell>
          <table:table-cell office:value-type="float" office:value="0.306732480020728" calcext:value-type="float">
            <text:p>0.306732480020728</text:p>
          </table:table-cell>
          <table:table-cell office:value-type="float" office:value="0.0460921999439597" calcext:value-type="float">
            <text:p>0.0460921999439597</text:p>
          </table:table-cell>
          <table:table-cell office:value-type="float" office:value="0.260640280076768" calcext:value-type="float">
            <text:p>0.260640280076768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BS([.I18])" office:value-type="float" office:value="0.0018455" calcext:value-type="float">
            <text:p>0.0018455</text:p>
          </table:table-cell>
          <table:table-cell office:value-type="float" office:value="0.0018455" calcext:value-type="float">
            <text:p>0.0018455</text:p>
          </table:table-cell>
          <table:table-cell office:value-type="float" office:value="0.397097" calcext:value-type="float">
            <text:p>0.397097</text:p>
          </table:table-cell>
          <table:table-cell office:value-type="float" office:value="0.39894251" calcext:value-type="float">
            <text:p>0.39894251</text:p>
          </table:table-cell>
          <table:table-cell office:value-type="float" office:value="0.4825074" calcext:value-type="float">
            <text:p>0.4825074</text:p>
          </table:table-cell>
          <table:table-cell office:value-type="float" office:value="0.12691163" calcext:value-type="float">
            <text:p>0.12691163</text:p>
          </table:table-cell>
          <table:table-cell office:value-type="float" office:value="4" calcext:value-type="float">
            <text:p>4</text:p>
          </table:table-cell>
          <table:table-cell office:value-type="float" office:value="0.554401993751526" calcext:value-type="float">
            <text:p>0.554401993751526</text:p>
          </table:table-cell>
          <table:table-cell office:value-type="float" office:value="-0.114857399463654" calcext:value-type="float">
            <text:p>-0.114857399463654</text:p>
          </table:table-cell>
          <table:table-cell office:value-type="float" office:value="0.66925939321518" calcext:value-type="float">
            <text:p>0.66925939321518</text:p>
          </table:table-cell>
          <table:table-cell office:value-type="float" office:value="0.112550738919527" calcext:value-type="float">
            <text:p>0.112550738919527</text:p>
          </table:table-cell>
          <table:table-cell office:value-type="float" office:value="0.190722911586112" calcext:value-type="float">
            <text:p>0.190722911586112</text:p>
          </table:table-cell>
          <table:table-cell office:value-type="float" office:value="0.188767278529704" calcext:value-type="float">
            <text:p>0.188767278529704</text:p>
          </table:table-cell>
          <table:table-cell office:value-type="float" office:value="0.0363341993093491" calcext:value-type="float">
            <text:p>0.0363341993093491</text:p>
          </table:table-cell>
          <table:table-cell office:value-type="float" office:value="0.152433079220355" calcext:value-type="float">
            <text:p>0.152433079220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28:37.469188248</dc:date>
    <meta:editing-duration>PT1M36S</meta:editing-duration>
    <meta:editing-cycles>3</meta:editing-cycles>
    <meta:document-statistic meta:table-count="1" meta:cell-count="396" meta:object-count="0"/>
  </office:meta>
</office:document-meta>
</file>